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ación del entorno de pruebas con las herramientas WS-I</text:p>
      <text:p text:style-name="Standard"/>
      <text:list xml:id="list1651120313" text:style-name="L1">
        <text:list-item>
          <text:p text:style-name="P1">Instalación del Monitor (WSILogger)</text:p>
          <text:p text:style-name="P1"/>
          <text:list>
            <text:list-item>
              <text:p text:style-name="P1">Descargar e instalar servidor web Apache versión 2.2.21 <text:a xlink:type="simple" xlink:href="http://httpd.apache.org/download.cgi#apache22">http://httpd.apache.org/download.cgi#apache22</text:a></text:p>
              <text:p text:style-name="P1"/>
            </text:list-item>
            <text:list-item>
              <text:p text:style-name="P1">Descargar e instalar Python 2.5.4 (para todos los usuarios) <text:a xlink:type="simple" xlink:href="http://python.org/download/releases/2.5.4/">http://python.org/download/releases/2.5.4/</text:a></text:p>
              <text:p text:style-name="P1">python-2.5.4.msi</text:p>
              <text:p text:style-name="P1"/>
            </text:list-item>
            <text:list-item>
              <text:p text:style-name="P1">Descargar e instalar (como administrador) módulo Python para Apache (mod_python-3.3.1)</text:p>
              <text:p text:style-name="P1"><text:a xlink:type="simple" xlink:href="http://www.modpython.org/">http://www.modpython.org/</text:a></text:p>
              <text:p text:style-name="P1"><text:a xlink:type="simple" xlink:href="http://archive.apache.org/dist/httpd/modpython/win/3.3.1/">http://archive.apache.org/dist/httpd/modpython/win/3.3.1/</text:a></text:p>
              <text:p text:style-name="P1"><text:a xlink:type="simple" xlink:href="http://archive.apache.org/dist/httpd/modpython/win/3.3.1/mod_python-3.3.1.win32-py2.5-Apache2.2.exe">http://archive.apache.org/dist/httpd/modpython/win/3.3.1/mod_python-3.3.1.win32-py2.5-Apache2.2.exe</text:a></text:p>
              <text:p text:style-name="P1"/>
            </text:list-item>
            <text:list-item>
              <text:p text:style-name="P1">Modificar el fichero de configuración de Apache para incluir módulo python</text:p>
              <text:list>
                <text:list-item>
                  <text:p text:style-name="P1">C:/Program Files/Apache Software Foundation/Apache2.2\conf\httpd.conf</text:p>
                </text:list-item>
                <text:list-item>
                  <text:p text:style-name="P1">LoadModule python_module modules/mod_python.so</text:p>
                  <text:p text:style-name="P1"/>
                </text:list-item>
              </text:list>
            </text:list-item>
            <text:list-item>
              <text:p text:style-name="P1">Probar la instalación siguiendo las instrucciones en <text:a xlink:type="simple" xlink:href="http://www.modpython.org/live/current/doc-html/inst-testing.html">http://www.modpython.org/live/current/doc-html/inst-testing.html</text:a></text:p>
              <text:p text:style-name="P1"/>
            </text:list-item>
            <text:list-item>
              <text:p text:style-name="P1">Descargar e instalar ActivePerl 5.12.4.</text:p>
              <text:list>
                <text:list-item>
                  <text:p text:style-name="P1">Abrir Perl Package Manager.</text:p>
                </text:list-item>
                <text:list-item>
                  <text:p text:style-name="P1">Seleccionar el repositorio uwinnipeg "<text:a xlink:type="simple" xlink:href="http://cpan.uwinnipeg.ca/PPMPAckages/12xx/">http://cpan.uwinnipeg.ca/PPMPAckages/12xx/</text:a>"</text:p>
                </text:list-item>
                <text:list-item>
                  <text:p text:style-name="P1">Instalar el módulo mod_perl 2.0.</text:p>
                </text:list-item>
                <text:list-item>
                  <text:p text:style-name="P1">Instalar el módulo XML-LibXML.</text:p>
                  <text:p text:style-name="P1"/>
                </text:list-item>
              </text:list>
            </text:list-item>
            <text:list-item>
              <text:p text:style-name="P1">Descargar el módulo perl para apache de la siguiente URL y copiarlo en la carpeta 'modules' de Apache:</text:p>
              <text:list>
                <text:list-item>
                  <text:p text:style-name="P1"><text:a xlink:type="simple" xlink:href="http://cpan.uwinnipeg.ca/PPMPackages/12xx/x86/mod_perl.so">http://cpan.uwinnipeg.ca/PPMPackages/12xx/x86/mod_perl.so</text:a></text:p>
                  <text:p text:style-name="P1"/>
                </text:list-item>
              </text:list>
            </text:list-item>
            <text:list-item>
              <text:p text:style-name="P1">Habilitar el módulo perl en Apache añadiendo las siguientes líneas a httpd.conf:</text:p>
              <text:list>
                <text:list-item>
                  <text:p text:style-name="P1">LoadFile "<text:a xlink:type="simple" xlink:href="../../../../../../../C:/Perl/bin/perl510.dll">C:/Perl/bin/perl510.dll</text:a>"</text:p>
                </text:list-item>
                <text:list-item>
                  <text:p text:style-name="P1">LoadModule perl_module modules/mod_perl.so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02M24S</meta:editing-duration>
    <meta:editing-cycles>11</meta:editing-cycles>
    <meta:generator>OpenOffice.org/3.2$Linux OpenOffice.org_project/320m12$Build-9483</meta:generator>
    <dc:date>2011-11-30T21:45:56</dc:date>
    <meta:document-statistic meta:table-count="0" meta:image-count="0" meta:object-count="0" meta:page-count="1" meta:paragraph-count="23" meta:word-count="150" meta:character-count="1449"/>
    <meta:user-defined meta:name="Info 1"/>
    <meta:user-defined meta:name="Info 2"/>
    <meta:user-defined meta:name="Info 3"/>
    <meta:user-defined meta:name="Info 4"/>
  </office:meta>
</office:document-meta>
</file>